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6.3972in"/>
    </style:style>
    <style:style style:name="Table1" style:family="table" style:master-page-name="MPF0">
      <style:table-properties style:width="6.3972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" style:parent-style-name="záhlaví-VOP" style:family="paragraph">
      <style:paragraph-properties style:page-number="1"/>
    </style:style>
    <style:style style:name="T8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T9" style:parent-style-name="Hypertextovýodkaz" style:family="text">
      <style:text-properties fo:font-style="normal" style:font-style-asian="normal" style:font-style-complex="normal" fo:font-size="10pt" style:font-size-asian="10pt"/>
    </style:style>
    <style:style style:name="P10" style:parent-style-name="podpis" style:family="paragraph">
      <style:text-properties fo:font-size="10pt" style:font-size-asian="10pt" style:font-size-complex="10pt"/>
    </style:style>
    <style:style style:name="TableColumn12" style:family="table-column">
      <style:table-column-properties style:column-width="2.3395in"/>
    </style:style>
    <style:style style:name="TableColumn13" style:family="table-column">
      <style:table-column-properties style:column-width="2.4604in"/>
    </style:style>
    <style:style style:name="TableColumn14" style:family="table-column">
      <style:table-column-properties style:column-width="1.5958in"/>
    </style:style>
    <style:style style:name="Table11" style:family="table">
      <style:table-properties style:width="6.395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TableColumn24" style:family="table-column">
      <style:table-column-properties style:column-width="4.8in"/>
    </style:style>
    <style:style style:name="TableColumn25" style:family="table-column">
      <style:table-column-properties style:column-width="1.5958in"/>
    </style:style>
    <style:style style:name="Table23" style:family="table">
      <style:table-properties style:width="6.3958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T29" style:parent-style-name="Standardnípísmoodstavce" style:family="text">
      <style:text-properties style:font-name-complex="Arial"/>
    </style:style>
    <style:style style:name="T30" style:parent-style-name="Standardnípísmoodstavce" style:family="text">
      <style:text-properties style:font-name-complex="Arial"/>
    </style:style>
    <style:style style:name="T31" style:parent-style-name="Standardnípísmoodstavce" style:family="text">
      <style:text-properties style:font-name-complex="Arial"/>
    </style:style>
    <style:style style:name="T32" style:parent-style-name="Standardnípísmoodstavce" style:family="text">
      <style:text-properties style:font-name-complex="Arial"/>
    </style:style>
    <style:style style:name="T33" style:parent-style-name="Standardnípísmoodstavce" style:family="text">
      <style:text-properties style:font-name-complex="Arial"/>
    </style:style>
    <style:style style:name="T34" style:parent-style-name="Standardnípísmoodstavce" style:family="text">
      <style:text-properties style:font-name-complex="Arial"/>
    </style:style>
    <style:style style:name="T35" style:parent-style-name="Standardnípísmoodstavce" style:family="text">
      <style:text-properties style:font-name-complex="Arial"/>
    </style:style>
    <style:style style:name="T36" style:parent-style-name="Standardnípísmoodstavce" style:family="text">
      <style:text-properties style:font-name-complex="Arial"/>
    </style:style>
    <style:style style:name="T37" style:parent-style-name="Standardnípísmoodstavce" style:family="text">
      <style:text-properties style:font-name-complex="Arial"/>
    </style:style>
    <style:style style:name="T38" style:parent-style-name="Standardnípísmoodstavce" style:family="text">
      <style:text-properties style:font-name-complex="Arial"/>
    </style:style>
    <style:style style:name="T39" style:parent-style-name="Standardnípísmoodstavce" style:family="text">
      <style:text-properties style:font-name-complex="Arial"/>
    </style:style>
    <style:style style:name="T40" style:parent-style-name="Standardnípísmoodstavce" style:family="text">
      <style:text-properties style:font-name-complex="Arial"/>
    </style:style>
    <style:style style:name="T41" style:parent-style-name="Standardnípísmoodstavce" style:family="text">
      <style:text-properties style:font-name-complex="Arial"/>
    </style:style>
    <style:style style:name="T42" style:parent-style-name="Standardnípísmoodstavce" style:family="text">
      <style:text-properties style:font-name-complex="Arial"/>
    </style:style>
    <style:style style:name="T43" style:parent-style-name="Standardnípísmoodstavce" style:family="text">
      <style:text-properties style:font-name-complex="Arial"/>
    </style:style>
    <style:style style:name="T44" style:parent-style-name="Standardnípísmoodstavce" style:family="text">
      <style:text-properties style:font-name-complex="Arial"/>
    </style:style>
    <style:style style:name="T45" style:parent-style-name="Standardnípísmoodstavce" style:family="text">
      <style:text-properties style:font-name-complex="Arial"/>
    </style:style>
    <style:style style:name="T46" style:parent-style-name="Standardnípísmoodstavce" style:family="text">
      <style:text-properties style:font-name-complex="Arial"/>
    </style:style>
    <style:style style:name="T47" style:parent-style-name="Standardnípísmoodstavce" style:family="text">
      <style:text-properties style:font-name-complex="Arial"/>
    </style:style>
    <style:style style:name="T48" style:parent-style-name="Standardnípísmoodstavce" style:family="text">
      <style:text-properties style:font-name-complex="Arial"/>
    </style:style>
    <style:style style:name="T49" style:parent-style-name="Standardnípísmoodstavce" style:family="text">
      <style:text-properties style:font-name-complex="Arial"/>
    </style:style>
    <style:style style:name="T50" style:parent-style-name="Standardnípísmoodstavce" style:family="text">
      <style:text-properties style:font-name-complex="Arial"/>
    </style:style>
    <style:style style:name="T51" style:parent-style-name="Standardnípísmoodstavce" style:family="text">
      <style:text-properties style:font-name-complex="Arial"/>
    </style:style>
    <style:style style:name="T52" style:parent-style-name="Standardnípísmoodstavce" style:family="text">
      <style:text-properties style:font-name-complex="Arial"/>
    </style:style>
    <style:style style:name="T53" style:parent-style-name="Standardnípísmoodstavce" style:family="text">
      <style:text-properties style:font-name-complex="Arial"/>
    </style:style>
    <style:style style:name="T54" style:parent-style-name="Standardnípísmoodstavce" style:family="text">
      <style:text-properties style:font-name-complex="Arial"/>
    </style:style>
    <style:style style:name="T55" style:parent-style-name="Standardnípísmoodstavce" style:family="text">
      <style:text-properties style:font-name-complex="Arial"/>
    </style:style>
    <style:style style:name="T56" style:parent-style-name="Standardnípísmoodstavce" style:family="text">
      <style:text-properties style:font-name-complex="Arial"/>
    </style:style>
    <style:style style:name="T57" style:parent-style-name="Standardnípísmoodstavce" style:family="text">
      <style:text-properties style:font-name-complex="Arial"/>
    </style:style>
    <style:style style:name="T58" style:parent-style-name="Standardnípísmoodstavce" style:family="text">
      <style:text-properties style:font-name-complex="Arial"/>
    </style:style>
    <style:style style:name="T59" style:parent-style-name="Standardnípísmoodstavce" style:family="text">
      <style:text-properties style:font-name-complex="Arial"/>
    </style:style>
    <style:style style:name="T60" style:parent-style-name="Standardnípísmoodstavce" style:family="text">
      <style:text-properties style:font-name-complex="Arial"/>
    </style:style>
    <style:style style:name="T61" style:parent-style-name="Standardnípísmoodstavce" style:family="text">
      <style:text-properties style:font-name-complex="Arial"/>
    </style:style>
    <style:style style:name="T62" style:parent-style-name="Standardnípísmoodstavce" style:family="text">
      <style:text-properties style:font-name-complex="Arial"/>
    </style:style>
    <style:style style:name="T63" style:parent-style-name="Standardnípísmoodstavce" style:family="text">
      <style:text-properties style:font-name-complex="Arial"/>
    </style:style>
    <style:style style:name="T64" style:parent-style-name="Standardnípísmoodstavce" style:family="text">
      <style:text-properties style:font-name-complex="Arial"/>
    </style:style>
    <style:style style:name="T65" style:parent-style-name="Standardnípísmoodstavce" style:family="text">
      <style:text-properties style:font-name-complex="Arial"/>
    </style:style>
    <style:style style:name="T66" style:parent-style-name="Standardnípísmoodstavce" style:family="text">
      <style:text-properties style:font-name-complex="Arial"/>
    </style:style>
    <style:style style:name="T67" style:parent-style-name="Standardnípísmoodstavce" style:family="text">
      <style:text-properties style:font-name-complex="Arial"/>
    </style:style>
    <style:style style:name="T68" style:parent-style-name="Standardnípísmoodstavce" style:family="text">
      <style:text-properties style:font-name-complex="Arial"/>
    </style:style>
    <style:style style:name="T69" style:parent-style-name="Standardnípísmoodstavce" style:family="text">
      <style:text-properties style:font-name-complex="Arial"/>
    </style:style>
    <style:style style:name="T70" style:parent-style-name="Standardnípísmoodstavce" style:family="text">
      <style:text-properties style:font-name-complex="Arial"/>
    </style:style>
    <style:style style:name="T71" style:parent-style-name="Standardnípísmoodstavce" style:family="text">
      <style:text-properties style:font-name-complex="Arial"/>
    </style:style>
    <style:style style:name="T72" style:parent-style-name="Standardnípísmoodstavce" style:family="text">
      <style:text-properties style:font-name-complex="Arial"/>
    </style:style>
    <style:style style:name="T73" style:parent-style-name="Standardnípísmoodstavce" style:family="text">
      <style:text-properties style:font-name-complex="Arial"/>
    </style:style>
    <style:style style:name="T74" style:parent-style-name="Standardnípísmoodstavce" style:family="text">
      <style:text-properties style:font-name-complex="Arial"/>
    </style:style>
    <style:style style:name="P75" style:parent-style-name="Normální" style:family="paragraph">
      <style:paragraph-properties style:text-autospace="none" fo:text-align="justify" fo:margin-top="0.1666in" fo:margin-bottom="0.1666in" fo:text-indent="0.4916in"/>
      <style:text-properties style:font-name-complex="Arial" fo:color="#000000"/>
    </style:style>
    <style:style style:name="P76" style:parent-style-name="Normální" style:family="paragraph">
      <style:paragraph-properties style:text-autospace="none" fo:text-align="justify" fo:margin-top="0.1666in" fo:margin-bottom="0.1666in" fo:text-indent="0.4923in"/>
      <style:text-properties style:font-name-complex="Arial" fo:color="#000000"/>
    </style:style>
    <style:style style:name="P77" style:parent-style-name="Normální" style:family="paragraph">
      <style:paragraph-properties style:text-autospace="none" fo:text-align="justify" fo:margin-top="0.1666in" fo:margin-bottom="0.1666in" fo:text-indent="0.4923in"/>
    </style:style>
    <style:style style:name="T78" style:parent-style-name="Standardnípísmoodstavce" style:family="text">
      <style:text-properties style:font-name-complex="Arial" fo:color="#000000"/>
    </style:style>
    <style:style style:name="T79" style:parent-style-name="Standardnípísmoodstavce" style:family="text">
      <style:text-properties style:font-name-complex="Arial" fo:color="#000000"/>
    </style:style>
    <style:style style:name="T80" style:parent-style-name="Standardnípísmoodstavce" style:family="text">
      <style:text-properties style:font-name-complex="Arial" fo:color="#000000"/>
    </style:style>
    <style:style style:name="T81" style:parent-style-name="Standardnípísmoodstavce" style:family="text">
      <style:text-properties style:font-name-complex="Arial" fo:color="#000000"/>
    </style:style>
    <style:style style:name="T82" style:parent-style-name="Standardnípísmoodstavce" style:family="text">
      <style:text-properties style:font-name-complex="Arial" fo:color="#000000"/>
    </style:style>
    <style:style style:name="T83" style:parent-style-name="Standardnípísmoodstavce" style:family="text">
      <style:text-properties style:font-name-complex="Arial" fo:color="#000000"/>
    </style:style>
    <style:style style:name="T84" style:parent-style-name="Standardnípísmoodstavce" style:family="text">
      <style:text-properties style:font-name-complex="Arial" fo:color="#000000"/>
    </style:style>
    <style:style style:name="T85" style:parent-style-name="Značkapozn.podčarou" style:family="text">
      <style:text-properties style:font-name-complex="Arial" fo:color="#000000"/>
    </style:style>
    <style:style style:name="T86" style:parent-style-name="Standardnípísmoodstavce" style:family="text">
      <style:text-properties style:font-name-complex="Arial" fo:color="#000000"/>
    </style:style>
    <style:style style:name="T87" style:parent-style-name="Standardnípísmoodstavce" style:family="text">
      <style:text-properties style:font-name-complex="Arial" fo:color="#000000"/>
    </style:style>
    <style:style style:name="T88" style:parent-style-name="Standardnípísmoodstavce" style:family="text">
      <style:text-properties style:font-name-complex="Arial" fo:color="#000000"/>
    </style:style>
    <style:style style:name="T89" style:parent-style-name="Standardnípísmoodstavce" style:family="text">
      <style:text-properties style:font-name-complex="Arial" fo:color="#000000"/>
    </style:style>
    <style:style style:name="T90" style:parent-style-name="Standardnípísmoodstavce" style:family="text">
      <style:text-properties style:font-name-complex="Arial" fo:color="#000000"/>
    </style:style>
    <style:style style:name="T91" style:parent-style-name="Standardnípísmoodstavce" style:family="text">
      <style:text-properties style:font-name-complex="Arial" fo:color="#000000"/>
    </style:style>
    <style:style style:name="T92" style:parent-style-name="Standardnípísmoodstavce" style:family="text">
      <style:text-properties style:font-name-complex="Arial" fo:color="#000000"/>
    </style:style>
    <style:style style:name="T93" style:parent-style-name="Standardnípísmoodstavce" style:family="text">
      <style:text-properties style:font-name-complex="Arial" fo:color="#000000"/>
    </style:style>
    <style:style style:name="T94" style:parent-style-name="Standardnípísmoodstavce" style:family="text">
      <style:text-properties style:font-name-complex="Arial" fo:color="#000000"/>
    </style:style>
    <style:style style:name="T95" style:parent-style-name="Standardnípísmoodstavce" style:family="text">
      <style:text-properties style:font-name-complex="Arial" fo:color="#000000"/>
    </style:style>
    <style:style style:name="T96" style:parent-style-name="Standardnípísmoodstavce" style:family="text">
      <style:text-properties style:font-name-complex="Arial" fo:color="#000000"/>
    </style:style>
    <style:style style:name="T97" style:parent-style-name="Standardnípísmoodstavce" style:family="text">
      <style:text-properties style:font-name-complex="Arial" fo:color="#000000"/>
    </style:style>
    <style:style style:name="T98" style:parent-style-name="Standardnípísmoodstavce" style:family="text">
      <style:text-properties style:font-name-complex="Arial" fo:color="#000000"/>
    </style:style>
    <style:style style:name="T99" style:parent-style-name="Standardnípísmoodstavce" style:family="text">
      <style:text-properties style:font-name-complex="Arial" fo:color="#000000"/>
    </style:style>
    <style:style style:name="T100" style:parent-style-name="Standardnípísmoodstavce" style:family="text">
      <style:text-properties style:font-name-complex="Arial" fo:color="#000000"/>
    </style:style>
    <style:style style:name="T101" style:parent-style-name="Standardnípísmoodstavce" style:family="text">
      <style:text-properties style:font-name-complex="Arial" fo:color="#000000"/>
    </style:style>
    <style:style style:name="T102" style:parent-style-name="Standardnípísmoodstavce" style:family="text">
      <style:text-properties style:font-name-complex="Arial" fo:color="#000000"/>
    </style:style>
    <style:style style:name="T103" style:parent-style-name="Standardnípísmoodstavce" style:family="text">
      <style:text-properties style:font-name-complex="Arial" fo:color="#000000"/>
    </style:style>
    <style:style style:name="T104" style:parent-style-name="Standardnípísmoodstavce" style:family="text">
      <style:text-properties style:font-name-complex="Arial" fo:color="#000000"/>
    </style:style>
    <style:style style:name="T105" style:parent-style-name="Standardnípísmoodstavce" style:family="text">
      <style:text-properties style:font-name-complex="Arial" fo:color="#000000"/>
    </style:style>
    <style:style style:name="T106" style:parent-style-name="Standardnípísmoodstavce" style:family="text">
      <style:text-properties style:font-name-complex="Arial" fo:color="#000000"/>
    </style:style>
    <style:style style:name="P107" style:parent-style-name="Normální" style:family="paragraph">
      <style:paragraph-properties style:text-autospace="none" fo:text-align="justify" fo:margin-top="0.1666in" fo:margin-bottom="0.1666in" fo:text-indent="0.4923in"/>
      <style:text-properties style:font-name-complex="Arial" fo:color="#000000"/>
    </style:style>
    <style:style style:name="P108" style:parent-style-name="Normální" style:family="paragraph">
      <style:paragraph-properties style:text-autospace="none" fo:text-align="justify" fo:margin-top="0.1666in" fo:margin-bottom="0.1666in" fo:text-indent="0.4923in"/>
    </style:style>
    <style:style style:name="T109" style:parent-style-name="Standardnípísmoodstavce" style:family="text">
      <style:text-properties style:font-name-complex="Arial" fo:color="#000000"/>
    </style:style>
    <style:style style:name="T110" style:parent-style-name="Standardnípísmoodstavce" style:family="text">
      <style:text-properties style:font-name-complex="Arial" fo:color="#000000"/>
    </style:style>
    <style:style style:name="T111" style:parent-style-name="Standardnípísmoodstavce" style:family="text">
      <style:text-properties style:font-name-complex="Arial" fo:color="#000000"/>
    </style:style>
    <style:style style:name="T112" style:parent-style-name="Standardnípísmoodstavce" style:family="text">
      <style:text-properties style:font-name-complex="Arial" fo:color="#000000"/>
    </style:style>
    <style:style style:name="T113" style:parent-style-name="Standardnípísmoodstavce" style:family="text">
      <style:text-properties style:font-name-complex="Arial" fo:color="#000000"/>
    </style:style>
    <style:style style:name="T114" style:parent-style-name="Standardnípísmoodstavce" style:family="text">
      <style:text-properties style:font-name-complex="Arial" fo:color="#000000"/>
    </style:style>
    <style:style style:name="T115" style:parent-style-name="Standardnípísmoodstavce" style:family="text">
      <style:text-properties style:font-name-complex="Arial" fo:color="#000000"/>
    </style:style>
    <style:style style:name="T116" style:parent-style-name="Standardnípísmoodstavce" style:family="text">
      <style:text-properties style:font-name-complex="Arial" fo:color="#000000"/>
    </style:style>
    <style:style style:name="T117" style:parent-style-name="Standardnípísmoodstavce" style:family="text">
      <style:text-properties style:font-name-complex="Arial" fo:color="#000000"/>
    </style:style>
    <style:style style:name="T118" style:parent-style-name="Standardnípísmoodstavce" style:family="text">
      <style:text-properties style:font-name-complex="Arial" fo:color="#000000"/>
    </style:style>
    <style:style style:name="T119" style:parent-style-name="Standardnípísmoodstavce" style:family="text">
      <style:text-properties style:font-name-complex="Arial" fo:color="#000000"/>
    </style:style>
    <style:style style:name="T120" style:parent-style-name="Hypertextovýodkaz" style:family="text">
      <style:text-properties style:font-name-complex="Arial"/>
    </style:style>
    <style:style style:name="T121" style:parent-style-name="Standardnípísmoodstavce" style:family="text">
      <style:text-properties style:font-name-complex="Arial" fo:color="#000000"/>
    </style:style>
    <style:style style:name="P122" style:parent-style-name="Základnítextodsazený" style:family="paragraph">
      <style:paragraph-properties>
        <style:tab-stops>
          <style:tab-stop style:type="center" style:position="3.3993in"/>
        </style:tab-stops>
      </style:paragraph-properties>
    </style:style>
    <style:style style:name="T123" style:parent-style-name="Standardnípísmoodstavce" style:family="text">
      <style:text-properties fo:letter-spacing="0.0555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eřejný ochránce práv</text:p>
            <text:p text:style-name="záhlaví-kontakt"><text:span text:style-name="Silné">Údolní 39, 602 00 Brno</text:span></text:p>
            <text:p text:style-name="záhlaví-kontakt">tel: (+420) 542<text:s/>542<text:s/>888, fax: (+420) 542<text:s/>542<text:s/>112</text:p>
            <text:p text:style-name="záhlaví-kontakt">e-mail:<text:s/><text:a xlink:href="mailto:podatelna@ochrance.cz" office:target-frame-name="_top" xlink:show="replace"><text:span text:style-name="T8">podatelna@ochrance.cz</text:span></text:a>,<text:s/><text:a xlink:href="http://www.ochrance.cz" office:target-frame-name="_top" xlink:show="replace"><text:span text:style-name="T9">www.ochrance.cz</text:span></text:a></text:p>
            <text:p text:style-name="P10"/>
          </table:table-cell>
        </table:table-row>
      </table:table>
      <text:p text:style-name="Normální"/>
      <text:p text:style-name="Normální">Vážená paní</text:p>
      <text:p text:style-name="Normální">PhDr. Ivanka Kohoutová, Ph.D.</text:p>
      <text:p text:style-name="Normální">ředitelka</text:p>
      <text:p text:style-name="Normální">Střední zdravotnická škola</text:p>
      <text:p text:style-name="Normální">Ruská 2200/91</text:p>
      <text:p text:style-name="Normální">100 00<text:s/><text:s/>Praha<text:s/>10</text:p>
      <text:p text:style-name="Normální"/>
      <text:p text:style-name="Normální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Normální"><text:span text:style-name="vaše-našeznačka-datum">Vaše značka</text:span></text:p>
          </table:table-cell>
          <table:table-cell table:style-name="TableCell17">
            <text:p text:style-name="Normální"><text:span text:style-name="vaše-našeznačka-datum">Naše značka</text:span></text:p>
          </table:table-cell>
          <table:table-cell table:style-name="TableCell18">
            <text:p text:style-name="Normální"><text:span text:style-name="vaše-našeznačka-datum">Datum</text:span></text:p>
          </table:table-cell>
        </table:table-row>
        <table:table-row table:style-name="TableRow19">
          <table:table-cell table:style-name="TableCell20">
            <text:p text:style-name="Normální"/>
          </table:table-cell>
          <table:table-cell table:style-name="TableCell21">
            <text:p text:style-name="Normální">173/2013/DIS/EN</text:p>
          </table:table-cell>
          <table:table-cell table:style-name="TableCell22">
            <text:p text:style-name="Normální">9. ledna<text:s/>2014</text:p>
          </table:table-cell>
        </table:table-row>
      </table:table>
      <text:p text:style-name="Normální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Normální"/>
          </table:table-cell>
          <table:table-cell table:style-name="TableCell28">
            <text:p text:style-name="Normální"/>
          </table:table-cell>
        </table:table-row>
      </table:table>
      <text:p text:style-name="Základnítext">Vážená paní<text:s/>ředitelko,</text:p>
      <text:p text:style-name="Základnítextodsazený">obracím se<text:s/>na Vás<text:s/>z<text:s/>pověření<text:s/>zástupce<text:s/>veřejného ochránce práv JUDr. Stanislava Křečka<text:s/>ve věci Vaší bývalé studentky<text:s/>X. Y.<text:s/>(dále jen „stěžovatelka“).<text:s/>Na<text:s/>základě podnětu stěžovatelky vzniklo podezření<text:s/>na <text:span text:style-name="T29">diskriminaci</text:span><text:span text:style-name="T30"><text:s/>z </text:span><text:span text:style-name="T31">důvodu náboženského vyznání</text:span><text:span text:style-name="T32"><text:s/>v </text:span><text:span text:style-name="T33">oblasti přístupu</text:span><text:span text:style-name="T34"><text:s/>ke </text:span><text:span text:style-name="T35">vzdělání</text:span><text:span text:style-name="T36"><text:s/>a </text:span><text:span text:style-name="T37">jeho poskytování</text:span><text:span text:style-name="T38"><text:s/>v </text:span><text:span text:style-name="T39">rozporu se zákonem</text:span><text:span text:style-name="T40"><text:s/>č. </text:span><text:span text:style-name="T41">198/2009 Sb.,</text:span><text:span text:style-name="T42"><text:s/>o </text:span><text:span text:style-name="T43">rovném zacházení</text:span><text:span text:style-name="T44"><text:s/>a o </text:span><text:span text:style-name="T45">právních prostředcích ochrany před diskriminací</text:span><text:span text:style-name="T46"><text:s/>a o </text:span><text:span text:style-name="T47">změně některých zákonů (dále jen „antidiskriminační zákon“).<text:s/></text:span><text:span text:style-name="T48">Stěžovatelka namítá, že jí</text:span><text:span text:style-name="T49"><text:s/>z </text:span><text:span text:style-name="T50">Vaší strany nebylo umožněno nosit muslimský šátek „hidžáb“</text:span><text:span text:style-name="T51"><text:s/>na </text:span><text:span text:style-name="T52">půdě školy</text:span><text:span text:style-name="T53"><text:s/></text:span><text:span text:style-name="T54">a<text:s/></text:span><text:span text:style-name="T55">při </text:span><text:span text:style-name="T56">vyučování.</text:span><text:span text:style-name="T57"><text:s/>Stěžovatelka uvedla, že</text:span><text:span text:style-name="T58"><text:s/>v </text:span><text:span text:style-name="T59">důsledku plošného zákazu nošení pokrývek hlavy byla nucena zanechat vzdělávání</text:span><text:span text:style-name="T60"><text:s/>ve </text:span><text:span text:style-name="T61">Vaší škole, n</text:span><text:span text:style-name="T62">eboť nošení muslimského šátku</text:span><text:span text:style-name="T63"><text:s/>pro </text:span><text:span text:style-name="T64">ni představuje</text:span><text:span text:style-name="T65"><text:s/></text:span><text:span text:style-name="T66">součást</text:span><text:span text:style-name="T67"><text:s/>projevu náboženského vyznání,</text:span><text:span text:style-name="T68"><text:s/>k </text:span><text:span text:style-name="T69">němuž se hlásí.</text:span><text:span text:style-name="T70"><text:s/>V </text:span><text:span text:style-name="T71">tomto jednání spatřuje<text:s/></text:span><text:span text:style-name="T72">zásah</text:span><text:span text:style-name="T73"><text:s/>do </text:span><text:span text:style-name="T74">své náboženské svobody<text:s/></text:span>(resp. svobody projevit své náboženství navenek)<text:s/>a nepřímou diskriminaci dle antidiskriminačního práva.</text:p>
      <text:p text:style-name="Základnítextodsazený">Diskriminací se rozumí situace, kdy se<text:s/>s jednou osobou zachází méně příznivě, než se zachází<text:s/>s jinou osobou<text:s/>ve srovnatelné situaci,<text:s/>a to<text:s/>na základě některého<text:s/>z diskriminačních důvodů, které jsou vymezeny<text:s/>v ustanovení<text:s/>§ 2 odst. 3 antidiskriminačního zákona;<text:s/>mezi tyto důvody patří<text:s/>též<text:s/>náboženské vyznání<text:s/>a víra. Antidiskriminační zákon považuje<text:s/>za nepřímou diskriminaci<text:s/>jednání nebo opomenutí, kdy<text:s/>na<text:s/>základě zdánlivě neutrálního ustanovení, kritéria nebo praxe je osoba znevýhodněna oproti ostatním, mimo jiné<text:s/>z důvodu<text:s/>náboženského vyznání či víry<text:s/>(§ 3 odst. 1 antidiskriminačního zákona).</text:p>
      <text:p text:style-name="Základnítextodsazený">Dovoluji si Vás tímto informovat, že zástupce veřejného ochránce práv se<text:s/>na základě podnětu stěžovatelky rozhodl zahájit šetření<text:s/>ve smyslu ustanovení<text:s/>§ 14 zákona<text:s/>č. 349/1999 Sb.,<text:s/>o veřejném ochránci práv,<text:s/>ve znění pozdějších předpisů.</text:p>
      <text:p text:style-name="P75">Jsem si vědom, že Vaše stanovisko<text:s/>v této věci je dostupné<text:s/>na oficiálních internetových stránkách školy. Zástupce veřejného<text:s/>ochránce<text:s/>práv<text:s/>však<text:s/>při vyřizování podnětů striktně dodržuje zásadu vyslyšení<text:s/>druhé strany,<text:s/>proto<text:s/>si Vás<text:s/>dovoluji<text:s/>z jeho<text:s/><text:soft-page-break/>pověření požádat<text:s/>o vyjádření<text:s/>k výše uvedené situaci<text:s/>přímo. Zástupce ochránce by především zajímaly odpovědi<text:s/>na tyto otázky:</text:p>
      <text:list text:style-name="LFO18" text:continue-numbering="true">
        <text:list-item>
          <text:p text:style-name="Číslovanýseznam">Dle sdělení stěžovatelky jste si ji měla dne 2. září 2013<text:s/>pozvat spolu<text:s/>s další studentkou muslimského vyznání<text:s/>do ředitelny<text:s/>a<text:s/>požádat<text:s/>je<text:s/>o sundání muslimského šátku<text:s/>s odůvodněním, že nošení pokrývek hlavy je<text:s/>ve škole zakázáno. Pokusila jste se najít kompromisní řešení? Jak jste reagovala<text:s/>na nabídku stěžovatelky, že si může ponechat zakryté pouze vlasy?</text:p>
        </text:list-item>
        <text:list-item>
          <text:p text:style-name="Číslovanýseznam">Jaké je přesné znění ustanovení školního řádu, které zakazuje nošení pokrývek hlavy,<text:s/>a jak je odůvodněno? Jaký<text:s/>legitimní cíl<text:span text:style-name="Značkapozn.podčarou"><text:note text:note-class="footnote" text:id="_ftn0"><text:note-citation>1</text:note-citation><text:note-body><text:p text:style-name="Textpozn.podčarou"><text:s/>Dle čl. 9 Úmluvy o ochraně lidských práv a základních svobod může být takovým legitimním cílem veřejná bezpečnost, ochrana veřejného pořádku, zdraví nebo morálky nebo ochrana práv a svobod jiných. Žádám Vás tímto o specifikaci konkrétního legitimního cíle zákazu nošení pokrývky hlavy v případě stěžovatelky.</text:p></text:note-body></text:note></text:span><text:s/>toto opatření sleduje?</text:p>
        </text:list-item>
        <text:list-item>
          <text:p text:style-name="Číslovanýseznam">Je plošný zákaz nošení pokrývek hlavy dle Vašeho názoru prostředkem nezbytným<text:s/>a přiměřeným<text:s/>k dosažení tohoto cíle? Byla<text:s/>v individuálních případech<text:s/>požadována (případně<text:s/>udělena)<text:s/>výjimka<text:s/>ze zákazu<text:s/>obsaženého<text:s/>ve školním řádu? Zvažovala jste udělení výjimky<text:s/>z obecného pravidla<text:s/>v případě stěžovatelky<text:s/>s ohledem<text:s/>na svobodu projevu jejího náboženského vyznání navenek?<text:s/>Pokud ano, proč jste výjimku nakonec neudělila?</text:p>
        </text:list-item>
        <text:list-item>
          <text:p text:style-name="Číslovanýseznam">Na oficiálních internetových stránkách školy jste uvedla, že zde studují žáci dvanácti etnických skupin různých náboženských vyznání<text:s/>ze čtyř světadílů,<text:s/>na což je Vaše škola právem hrdá. Jaký je Váš postoj<text:s/>k nošení náboženských symbolů<text:s/>ve Vaší škole obecně<text:span text:style-name="Značkapozn.podčarou"><text:note text:note-class="footnote" text:id="_ftn1"><text:note-citation>2</text:note-citation><text:note-body><text:p text:style-name="Textpozn.podčarou"><text:s/>Prosím o Vaše vyjádření i k nošení náboženských symbolů, u nichž se nejedná o pokrývku hlavy, např. křížek na krku jako symbol křesťanství, některé ze symbolů sikhské komunity (Kéš – nikdy neholené vlasy a vousy, Kará – ocelový náramek, Kaččchá – krátké kalhoty) a jiné.</text:p></text:note-body></text:note></text:span>?</text:p>
        </text:list-item>
      </text:list>
      <text:p text:style-name="P76">Vaše vyjádření<text:s/>ve věci<text:s/>včetně veškerých listinných důkazů<text:s/>prosím zašlete<text:s/>zástupci veřejného<text:s/>ochránce<text:s/>práv<text:s/>do 30 dnů<text:s/>od doručení této výzvy.<text:s/>Pokud byste preferovala osobní jednání<text:s/>s pověřenými zaměstnanci Kanceláře veřejné ochránce práv, jsme mu nakloněni<text:s/>a rádi Vás navštívíme.</text:p>
      <text:p text:style-name="P77"><text:span text:style-name="T78">Na základě Vašeho vyjádření zváží zástupce ochránce svůj další postup</text:span><text:span text:style-name="T79"><text:s/>ve </text:span><text:span text:style-name="T80">věci.</text:span><text:span text:style-name="T81"><text:s/></text:span><text:span text:style-name="T82">Výstupem šetření bude zpráva</text:span><text:span text:style-name="T83"><text:s/>zástupce ochránce</text:span><text:span text:style-name="T84">,</text:span><text:span text:style-name="T85"><text:note text:note-class="footnote" text:id="_ftn2"><text:note-citation>3</text:note-citation><text:note-body><text:p text:style-name="Textpozn.podčarou"><text:s/><text:span text:style-name="T86">Pro představu, jak vypadá závěrečná zpráva ve věcech diskriminace, si Vás dovoluji odkázat na internetové stránky veřejného ochrá</text:span><text:span text:style-name="T87">nce práv www.ochrance.cz, kde v<text:s/></text:span><text:span text:style-name="T88">sekci diskriminace naleznete jednotlivé případy ochránce rozdělené podle zákonných diskriminačních důvodů.</text:span></text:p></text:note-body></text:note></text:span><text:span text:style-name="T89"><text:s/>která bude hodnocením celé situace,</text:span><text:span text:style-name="T90"><text:s/>a </text:span><text:span text:style-name="T91">bude zaslána Vám</text:span><text:span text:style-name="T92"><text:s/>i </text:span><text:span text:style-name="T93">stěžovatelce.</text:span><text:span text:style-name="T94"><text:s/></text:span><text:span text:style-name="T95">Stěžovatelka se následně může rozhodnout, jak bude dále postupovat, zejména, zda</text:span><text:span text:style-name="T96"><text:s/></text:span><text:span text:style-name="T97">se obrátí</text:span><text:span text:style-name="T98"><text:s/>s </text:span><text:span text:style-name="T99">antidiskriminační žalobou</text:span><text:span text:style-name="T100"><text:s/>na </text:span><text:span text:style-name="T101">soud či nikoli.</text:span><text:span text:style-name="T102"><text:s/>Předmětem šetření zástupce ochránce bude rovněž postup České školní inspekce, neboť jde</text:span><text:span text:style-name="T103"><text:s/>o </text:span><text:span text:style-name="T104">státní orgán, který spadá</text:span><text:span text:style-name="T105"><text:s/>do </text:span><text:span text:style-name="T106">jeho působnosti.</text:span></text:p>
      <text:p text:style-name="P107">Vážená paní ředitelko, závěrem bych<text:s/>rád zdůraznil, že zástupce ochránce si je vědom citlivosti celé kauzy<text:s/>a jejího celospolečenského významu, zejména<text:s/>s ohledem<text:s/>na plamennou diskuzi, kterou vyvolala<text:s/>v médiích.<text:s/>Zástupce ochránce je<text:s/>ve své funkci povinen počínat si nestranně.<text:s/>V<text:s/>této souvislosti bych Vás chtěl ujistit, že<text:s/>s informacemi získanými během šetření bude zacházet důvěrně<text:s/>a do jejího uzavření<text:s/>nebude vyvolávat pozornost médií.</text:p>
      <text:soft-page-break/>
      <text:p text:style-name="P108"><text:span text:style-name="T109">V případě potřeby či jakýchkoliv dota</text:span><text:span text:style-name="T110">zů, kontaktujte prosím pověřenou zaměstnankyni</text:span><text:span text:style-name="T111"><text:s/>Kanceláře veřejného ochránce práv<text:s/></text:span><text:span text:style-name="T112">Mgr. Evu Nehudkovou</text:span><text:span text:style-name="T113"><text:s/>na </text:span><text:span text:style-name="T114">tel.</text:span><text:span text:style-name="T115"> </text:span><text:span text:style-name="T116">č. </text:span><text:span text:style-name="T117">542 542 367 či</text:span><text:span text:style-name="T118"><text:s/>na </text:span><text:span text:style-name="T119">e-mailu<text:s/></text:span><text:a xlink:href="mailto:eva.nehudkova@ochrance.cz" office:target-frame-name="_top" xlink:show="replace"><text:span text:style-name="T120">eva.nehudkova@ochrance.cz</text:span></text:a><text:span text:style-name="T121">.</text:span></text:p>
      <text:p text:style-name="P122">S<text:s/>pozdravem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>Mgr.<text:s/>Petr<text:s/><text:span text:style-name="T123">Polák</text:span></text:p>
      <text:p text:style-name="podpis">vedoucí oddělení<text:s/>rovného zacházení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 style:next-style-name="Základnítextodsazený">
      <style:paragraph-properties fo:margin-left="3.9375in">
        <style:tab-stops/>
      </style:paragraph-properties>
      <style:text-properties style:font-size-complex="10pt" fo:hyphenate="false"/>
    </style:style>
    <style:style style:name="zákoncitace" style:display-name="zákon (citace)" style:family="paragraph" style:parent-style-name="Normální">
      <style:paragraph-properties fo:text-align="justify" fo:margin-top="0.0416in" fo:margin-bottom="0.0416in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style:style style:name="vaše-našeznačka-datum" style:display-name="vaše-naše značka-datum" style:family="text">
      <style:text-properties fo:font-weight="bold" style:font-weight-asian="bold" style:font-weight-complex="bold" fo:font-size="11pt" style:font-size-asian="11pt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Normální" style:family="paragraph">
      <style:paragraph-properties fo:text-align="center"/>
    </style:style>
    <style:style style:name="T7" style:parent-style-name="Standardnípísmoodstavce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6"><text:span text:style-name="T7"><text:page-number text:fixed="false">3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Nehudková Eva Mgr.</meta:initial-creator>
    <dc:creator>Bádrová Pavlína Mgr.</dc:creator>
    <meta:creation-date>2017-05-12T08:01:00Z</meta:creation-date>
    <dc:date>2017-05-12T08:01:00Z</dc:date>
    <meta:print-date>2013-06-05T11:24:00Z</meta:print-date>
    <meta:template xlink:href="dopis-vedoucí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10" meta:word-count="765" meta:character-count="5269" meta:row-count="37" meta:non-whitespace-character-count="4514"/>
  </office:meta>
</office:document-meta>
</file>